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fd1b" officeooo:paragraph-rsid="0006fd1b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06fd1b" officeooo:paragraph-rsid="0006fd1b"/>
    </style:style>
    <style:style style:name="P3" style:family="paragraph" style:parent-style-name="Standard">
      <style:text-properties officeooo:paragraph-rsid="0006fd1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8570f" officeooo:paragraph-rsid="0008570f"/>
    </style:style>
    <style:style style:name="P6" style:family="paragraph" style:parent-style-name="Standard">
      <style:text-properties officeooo:rsid="0006fd1b" officeooo:paragraph-rsid="0006fd1b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8570f" officeooo:paragraph-rsid="0008570f"/>
    </style:style>
    <style:style style:name="P8" style:family="paragraph" style:parent-style-name="Standard">
      <style:text-properties officeooo:rsid="000a4511" officeooo:paragraph-rsid="000a4511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0a4511"/>
    </style:style>
    <style:style style:name="P10" style:family="paragraph" style:parent-style-name="Standard">
      <style:text-properties officeooo:rsid="000ab132" officeooo:paragraph-rsid="000ab132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officeooo:paragraph-rsid="000ab132"/>
    </style:style>
    <style:style style:name="P14" style:family="paragraph" style:parent-style-name="Text_20_body" style:list-style-name="L2">
      <style:paragraph-properties fo:margin-top="0cm" fo:margin-bottom="0cm" style:contextual-spacing="false"/>
    </style:style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8">
      <style:paragraph-properties fo:margin-top="0cm" fo:margin-bottom="0cm" style:contextual-spacing="false"/>
    </style:style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T1" style:family="text">
      <style:text-properties officeooo:rsid="000a4511"/>
    </style:style>
    <style:style style:name="T2" style:family="text">
      <style:text-properties officeooo:rsid="000ab132"/>
    </style:style>
    <style:style style:name="T3" style:family="text">
      <style:text-properties fo:color="#569cd6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e9178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10" style:family="text">
      <style:text-properties fo:color="#9cdcfe" loext:opacity="100%"/>
    </style:style>
    <style:style style:name="T11" style:family="text">
      <style:text-properties fo:color="#c586c0" loext:opacity="100%"/>
    </style:style>
    <style:style style:name="T12" style:family="text">
      <style:text-properties fo:color="#4ec9b0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trutura do código:</text:p>
      <text:p text:style-name="P1"/>
      <text:p text:style-name="P1">app</text:p>
      <text:p text:style-name="P1"><text:s/>controllers</text:p>
      <text:p text:style-name="P1"><text:s text:c="2"/>AdminController.js<text:line-break/> <text:s/>CercaController.js<text:line-break/> <text:s/>SobreController.js<text:line-break/> lib</text:p>
      <text:p text:style-name="P1"><text:s text:c="2"/>Cerca.js</text:p>
      <text:p text:style-name="P1"><text:s text:c="3"/>database.js</text:p>
      <text:p text:style-name="P1"><text:s/>models</text:p>
      <text:p text:style-name="P1"><text:s text:c="2"/>Admin.js</text:p>
      <text:p text:style-name="P1"><text:s text:c="2"/>Cerca.js</text:p>
      <text:p text:style-name="P1"><text:s/>routes</text:p>
      <text:p text:style-name="P1"><text:s text:c="2"/>index.js</text:p>
      <text:p text:style-name="P1"><text:s/><text:span text:style-name="T2">utils</text:span></text:p>
      <text:p text:style-name="P1"><text:s text:c="2"/><text:span text:style-name="T2">jwt.js</text:span></text:p>
      <text:p text:style-name="P1"><text:s/>views</text:p>
      <text:p text:style-name="P1"><text:s text:c="2"/>admins.ejs</text:p>
      <text:p text:style-name="P1"><text:s text:c="2"/>cabecalho.ejs</text:p>
      <text:p text:style-name="P1"><text:s text:c="2"/>cercas.ejs</text:p>
      <text:p text:style-name="P1"><text:s text:c="2"/>criar_admin.ejs</text:p>
      <text:p text:style-name="P1"><text:s text:c="2"/>editar.ejs</text:p>
      <text:p text:style-name="P1"><text:s text:c="2"/>index.ejs</text:p>
      <text:p text:style-name="P1"><text:s text:c="2"/>login.ejs</text:p>
      <text:p text:style-name="P1"><text:s text:c="2"/>resposta.ejs</text:p>
      <text:p text:style-name="P1"><text:s text:c="2"/>sobre.ejs</text:p>
      <text:p text:style-name="P1"><text:s/>app.js</text:p>
      <text:p text:style-name="P1"><text:s/>mariadb</text:p>
      <text:p text:style-name="P1"><text:s text:c="2"/>setup.sql</text:p>
      <text:p text:style-name="P1">.env</text:p>
      <text:p text:style-name="P1"><text:line-break/><text:line-break/><text:span text:style-name="T1">Código:</text:span><text:line-break/></text:p>
      <text:p text:style-name="P1">AdminController.js</text:p>
      <text:p text:style-name="P1"/>
      <text:p text:style-name="P1">// controllers/AdminController.js</text:p>
      <text:p text:style-name="P1">const getAdmin = require('../models/Admin');</text:p>
      <text:p text:style-name="P1">const getSequelize = require('../lib/database');</text:p>
      <text:p text:style-name="P1"/>
      <text:p text:style-name="P1">class AdminController {</text:p>
      <text:p text:style-name="P1"><text:s text:c="4"/>constructor() {</text:p>
      <text:p text:style-name="P1"><text:s text:c="8"/>this.Admin = null;</text:p>
      <text:p text:style-name="P1"><text:s text:c="8"/>getSequelize().then((sequelize) =&gt; {</text:p>
      <text:p text:style-name="P1"><text:s text:c="12"/>getAdmin(sequelize).then((model) =&gt; {</text:p>
      <text:p text:style-name="P1"><text:s text:c="16"/>this.Admin = model;</text:p>
      <text:p text:style-name="P1"><text:s text:c="12"/>});</text:p>
      <text:p text:style-name="P1"><text:s text:c="8"/>});</text:p>
      <text:p text:style-name="P1"><text:s text:c="4"/>}</text:p>
      <text:p text:style-name="P1"/>
      <text:p text:style-name="P1"><text:s text:c="4"/>async login(req, res) {</text:p>
      <text:p text:style-name="P1"><text:soft-page-break/><text:s text:c="8"/>const { nome, senha } = req.body;</text:p>
      <text:p text:style-name="P1"><text:s text:c="8"/>const admin = await this.Admin.findOne({ where: { nome } });</text:p>
      <text:p text:style-name="P1"><text:s text:c="4"/></text:p>
      <text:p text:style-name="P1"><text:s text:c="8"/>if (!admin) {</text:p>
      <text:p text:style-name="P1"><text:s text:c="12"/></text:p>
      <text:p text:style-name="P1"><text:s text:c="12"/>return res.status(400).send('Administrador não encontrado');</text:p>
      <text:p text:style-name="P1"><text:s text:c="8"/>}</text:p>
      <text:p text:style-name="P1"><text:s text:c="4"/></text:p>
      <text:p text:style-name="P1"><text:s text:c="8"/>if (admin.senha !== senha) {</text:p>
      <text:p text:style-name="P1"><text:s text:c="12"/></text:p>
      <text:p text:style-name="P1"><text:s text:c="12"/>return res.status(400).send('Senha incorreta');</text:p>
      <text:p text:style-name="P1"><text:s text:c="8"/>}</text:p>
      <text:p text:style-name="P1"><text:s text:c="4"/></text:p>
      <text:p text:style-name="P1"><text:s text:c="8"/></text:p>
      <text:p text:style-name="P1"><text:s text:c="8"/>req.session.adminId = admin.id;</text:p>
      <text:p text:style-name="P1"><text:s text:c="8"/>req.flash('success', 'Logado com sucesso');</text:p>
      <text:p text:style-name="P1"><text:s text:c="8"/>res.redirect('/admin');</text:p>
      <text:p text:style-name="P1"><text:s text:c="4"/>}</text:p>
      <text:p text:style-name="P1"/>
      <text:p text:style-name="P1"><text:s/></text:p>
      <text:p text:style-name="P1"><text:s text:c="4"/>showLoginForm(req, res) {</text:p>
      <text:p text:style-name="P1"><text:s text:c="4"/>res.render('admin/login', { messages: req.flash() });</text:p>
      <text:p text:style-name="P1">}</text:p>
      <text:p text:style-name="P1"/>
      <text:p text:style-name="P1"><text:s text:c="4"/>async create(req, res) {</text:p>
      <text:p text:style-name="P1"><text:s text:c="8"/>const { nome, senha } = req.body;</text:p>
      <text:p text:style-name="P1"><text:s text:c="8"/>const admin = await this.Admin.create({ nome, senha });</text:p>
      <text:p text:style-name="P1"><text:s text:c="8"/>res.redirect('/admins');</text:p>
      <text:p text:style-name="P1"><text:s text:c="4"/>}</text:p>
      <text:p text:style-name="P1"/>
      <text:p text:style-name="P1"><text:s text:c="4"/>async list(req, res) {</text:p>
      <text:p text:style-name="P1"><text:s text:c="8"/>const admins = await this.Admin.findAll();</text:p>
      <text:p text:style-name="P1"><text:s text:c="8"/>res.render('admins', { admins, messages: req.flash() });</text:p>
      <text:p text:style-name="P1"><text:s text:c="4"/>}</text:p>
      <text:p text:style-name="P1"/>
      <text:p text:style-name="P1"><text:s text:c="4"/>async update(req, res) {</text:p>
      <text:p text:style-name="P1"><text:s text:c="8"/>const { id, nome, senha } = req.body;</text:p>
      <text:p text:style-name="P1"><text:s text:c="8"/>await this.Admin.update({ nome, senha }, { where: { id } });</text:p>
      <text:p text:style-name="P1"><text:s text:c="8"/>res.redirect('/admin');</text:p>
      <text:p text:style-name="P1"><text:s text:c="4"/>}</text:p>
      <text:p text:style-name="P1"/>
      <text:p text:style-name="P1"><text:s text:c="4"/>async delete(req, res) {</text:p>
      <text:p text:style-name="P1"><text:s text:c="8"/>const { id } = req.params;</text:p>
      <text:p text:style-name="P1"><text:s text:c="8"/>await this.Admin.destroy({ where: { id } });</text:p>
      <text:p text:style-name="P1"><text:s text:c="8"/>res.redirect('/admin');</text:p>
      <text:p text:style-name="P1"><text:s text:c="4"/>}</text:p>
      <text:p text:style-name="P1"/>
      <text:p text:style-name="P1"><text:s text:c="4"/>async getById(req, res) {</text:p>
      <text:p text:style-name="P1"><text:s text:c="8"/>const { id } = req.params;</text:p>
      <text:p text:style-name="P1"><text:s text:c="8"/>const admin = await this.Admin.findOne({ where: { id } });</text:p>
      <text:p text:style-name="P1"><text:s text:c="8"/>res.render('admin', { admin });</text:p>
      <text:p text:style-name="P1"><text:s text:c="4"/>}</text:p>
      <text:p text:style-name="P1"><text:soft-page-break/>}</text:p>
      <text:p text:style-name="P1"/>
      <text:p text:style-name="P1">module.exports = AdminController;</text:p>
      <text:p text:style-name="P1"/>
      <text:p text:style-name="P1"/>
      <text:p text:style-name="P1">CercaController.js</text:p>
      <text:p text:style-name="P1"/>
      <text:p text:style-name="P1">// CercaController.js</text:p>
      <text:p text:style-name="P1">const getCerca = require('../models/Cerca');</text:p>
      <text:p text:style-name="P1">const Cerca = require('../lib/Cerca'); // Adicione esta linha</text:p>
      <text:p text:style-name="P1"/>
      <text:p text:style-name="P1">class CercaController {</text:p>
      <text:p text:style-name="P1"><text:s text:c="4"/>constructor() {</text:p>
      <text:p text:style-name="P1"><text:s text:c="8"/>this.Cerca = null;</text:p>
      <text:p text:style-name="P1"><text:s text:c="8"/>getCerca().then((model) =&gt; {</text:p>
      <text:p text:style-name="P1"><text:s text:c="10"/>this.Cerca = model;</text:p>
      <text:p text:style-name="P1"><text:s text:c="10"/>console.log('Modelo Cerca carregado:', this.Cerca);</text:p>
      <text:p text:style-name="P1"><text:s text:c="8"/>});</text:p>
      <text:p text:style-name="P1"><text:s text:c="4"/>}</text:p>
      <text:p text:style-name="P1"/>
      <text:p text:style-name="P1"><text:s text:c="4"/>async create(req, res) {</text:p>
      <text:p text:style-name="P1"><text:s text:c="8"/>const { nome, lado } = req.body;</text:p>
      <text:p text:style-name="P1"><text:s text:c="8"/>const cerca = await this.Cerca.create({ nome, lado });</text:p>
      <text:p text:style-name="P1"/>
      <text:p text:style-name="P1"><text:s text:c="8"/>// Calcular a área da cerca</text:p>
      <text:p text:style-name="P1"><text:s text:c="8"/>const cercaObj = new Cerca(nome, lado);</text:p>
      <text:p text:style-name="P1"><text:s text:c="8"/>const area = cercaObj.area();</text:p>
      <text:p text:style-name="P1"/>
      <text:p text:style-name="P1"><text:s text:c="8"/>// Renderizar a view resposta.ejs com a área da cerca</text:p>
      <text:p text:style-name="P1"><text:s text:c="8"/>res.render('resposta', { area });</text:p>
      <text:p text:style-name="P1"><text:s text:c="4"/>}</text:p>
      <text:p text:style-name="P1"/>
      <text:p text:style-name="P1"><text:s text:c="4"/>async list(req, res) {</text:p>
      <text:p text:style-name="P1"><text:s text:c="8"/>console.log('Rota /cercas chamada');</text:p>
      <text:p text:style-name="P1"><text:s text:c="8"/>const cercas = await this.Cerca.findAll();</text:p>
      <text:p text:style-name="P1"/>
      <text:p text:style-name="P1"><text:s text:c="8"/>// Calcular a área para cada cerca e adicionar ao objeto</text:p>
      <text:p text:style-name="P1"><text:s text:c="8"/>cercas.forEach(cerca =&gt; {</text:p>
      <text:p text:style-name="P1"><text:s text:c="12"/>const cercaObj = new Cerca(cerca.nome, cerca.lado);</text:p>
      <text:p text:style-name="P1"><text:s text:c="12"/>cerca.area = cercaObj.area();</text:p>
      <text:p text:style-name="P1"><text:s text:c="8"/>});</text:p>
      <text:p text:style-name="P1"/>
      <text:p text:style-name="P1"><text:s text:c="8"/>console.log('Cercas recuperadas do banco de dados:', cercas);</text:p>
      <text:p text:style-name="P1"><text:s text:c="8"/>res.render('cercas', { cercas });</text:p>
      <text:p text:style-name="P1"><text:s text:c="4"/>}</text:p>
      <text:p text:style-name="P1"/>
      <text:p text:style-name="P1"><text:s text:c="4"/>async editar(req, res) {</text:p>
      <text:p text:style-name="P1"><text:s text:c="8"/>const { id } = req.params;</text:p>
      <text:p text:style-name="P1"><text:s text:c="8"/>const cerca = await this.Cerca.findOne({ where: { id } });</text:p>
      <text:p text:style-name="P1"><text:s text:c="8"/>if (!cerca) {</text:p>
      <text:p text:style-name="P1"><text:s text:c="12"/>return res.redirect('/cercas');</text:p>
      <text:p text:style-name="P1"><text:s text:c="8"/>}</text:p>
      <text:p text:style-name="P1"><text:soft-page-break/><text:s text:c="8"/>res.render('editar', { cerca });</text:p>
      <text:p text:style-name="P1"><text:s text:c="4"/>}</text:p>
      <text:p text:style-name="P1"/>
      <text:p text:style-name="P1"><text:s text:c="4"/>async update(req, res) {</text:p>
      <text:p text:style-name="P1"><text:s text:c="8"/>console.log('Update chamado o metódo update');</text:p>
      <text:p text:style-name="P1"><text:s text:c="8"/>const { id, nome, lado } = req.body;</text:p>
      <text:p text:style-name="P1"><text:s text:c="8"/>console.log('Parameters:', id, nome, lado);</text:p>
      <text:p text:style-name="P1"><text:s text:c="8"/>await this.Cerca.update({ nome, lado }, { where: { id } });</text:p>
      <text:p text:style-name="P1"><text:s text:c="8"/>res.redirect('/cercas');</text:p>
      <text:p text:style-name="P1"><text:s text:c="4"/>}</text:p>
      <text:p text:style-name="P1"/>
      <text:p text:style-name="P1"><text:s text:c="4"/>async delete(req, res) {</text:p>
      <text:p text:style-name="P1"><text:s text:c="8"/>const { id } = req.params;</text:p>
      <text:p text:style-name="P1"><text:s text:c="8"/>await this.Cerca.destroy({ where: { id } });</text:p>
      <text:p text:style-name="P1"><text:s text:c="8"/>req.session.messages = { success: 'Cerca excluída com sucesso.' };</text:p>
      <text:p text:style-name="P1"><text:s text:c="8"/>res.redirect('/cercas');</text:p>
      <text:p text:style-name="P1"><text:s text:c="4"/>}</text:p>
      <text:p text:style-name="P1"/>
      <text:p text:style-name="P1"><text:s text:c="4"/>async getById(req, res) {</text:p>
      <text:p text:style-name="P1"><text:s text:c="8"/>const { id } = req.params;</text:p>
      <text:p text:style-name="P1"><text:s text:c="8"/>const cerca = await this.Cerca.findOne({ where: { id } });</text:p>
      <text:p text:style-name="P1"><text:s text:c="8"/>res.render('cerca', { cerca });</text:p>
      <text:p text:style-name="P1"><text:s text:c="4"/>}</text:p>
      <text:p text:style-name="P1">}</text:p>
      <text:p text:style-name="P1"/>
      <text:p text:style-name="P1">module.exports = CercaController;</text:p>
      <text:p text:style-name="P1"/>
      <text:p text:style-name="P1"/>
      <text:p text:style-name="P1">SobreController.js</text:p>
      <text:p text:style-name="P1"/>
      <text:p text:style-name="P1">class SobreController {</text:p>
      <text:p text:style-name="P1"><text:s text:c="4"/>index(req, res) {</text:p>
      <text:p text:style-name="P1"><text:s text:c="8"/>const sobre = {</text:p>
      <text:p text:style-name="P1"><text:s text:c="12"/>nome: 'George Paulo',</text:p>
      <text:p text:style-name="P1"><text:s text:c="12"/>formacoes: [</text:p>
      <text:p text:style-name="P1"><text:s text:c="16"/>'Técnico em Informática para Internet',</text:p>
      <text:p text:style-name="P1"><text:s text:c="16"/>'Instituto Federal do Ceará',</text:p>
      <text:p text:style-name="P1"><text:s text:c="16"/>'Ano: 2023'</text:p>
      <text:p text:style-name="P1"><text:s text:c="12"/>],</text:p>
      <text:p text:style-name="P1"><text:s text:c="12"/>experiencias: [</text:p>
      <text:p text:style-name="P1"><text:s text:c="16"/>'Militar do Exército Brasileiro',</text:p>
      <text:p text:style-name="P1"><text:s text:c="16"/>'Trabalhando atualmente com infraestrutura de TI',</text:p>
      <text:p text:style-name="P1"><text:s text:c="16"/>'Ano: Desde 2018'</text:p>
      <text:p text:style-name="P1"><text:s text:c="12"/>]</text:p>
      <text:p text:style-name="P1"><text:s text:c="8"/>};</text:p>
      <text:p text:style-name="P1"/>
      <text:p text:style-name="P1"><text:s text:c="8"/>res.render('sobre', sobre);</text:p>
      <text:p text:style-name="P1"><text:s text:c="4"/>}</text:p>
      <text:p text:style-name="P1">}</text:p>
      <text:p text:style-name="P1"/>
      <text:p text:style-name="P1">module.exports = SobreController;</text:p>
      <text:p text:style-name="P1"/>
      <text:p text:style-name="P1"><text:soft-page-break/></text:p>
      <text:p text:style-name="P1">Cerca.js</text:p>
      <text:p text:style-name="P1"/>
      <text:p text:style-name="P1">class Cerca {</text:p>
      <text:p text:style-name="P1"><text:s text:c="4"/>constructor(nome, lado, id) {</text:p>
      <text:p text:style-name="P1"><text:s text:c="8"/>this.nome = nome;</text:p>
      <text:p text:style-name="P1"><text:s text:c="8"/>this.lado = lado;</text:p>
      <text:p text:style-name="P1"><text:s text:c="8"/>this.id = id;</text:p>
      <text:p text:style-name="P1"><text:s text:c="4"/>}</text:p>
      <text:p text:style-name="P1"/>
      <text:p text:style-name="P1"><text:s text:c="4"/>area() {</text:p>
      <text:p text:style-name="P1"><text:s text:c="8"/>const pi = Math.PI;</text:p>
      <text:p text:style-name="P1"><text:s text:c="8"/>const area = (30 * this.lado * this.lado) / (4 * (1 / Math.tan(pi / 30)));</text:p>
      <text:p text:style-name="P1"><text:s text:c="8"/>return area.toFixed(2);</text:p>
      <text:p text:style-name="P1"><text:s text:c="4"/>}</text:p>
      <text:p text:style-name="P1">}</text:p>
      <text:p text:style-name="P1"/>
      <text:p text:style-name="P1">module.exports = Cerca;</text:p>
      <text:p text:style-name="P1"/>
      <text:p text:style-name="P1"/>
      <text:p text:style-name="P1">database.js</text:p>
      <text:p text:style-name="P1"/>
      <text:p text:style-name="P1">// database.js</text:p>
      <text:p text:style-name="P1">const { Sequelize } = require('sequelize');</text:p>
      <text:p text:style-name="P1">const waitPort = require('wait-port');</text:p>
      <text:p text:style-name="P1"/>
      <text:p text:style-name="P1">module.exports = async function() {</text:p>
      <text:p text:style-name="P1"><text:s text:c="2"/>let params = {</text:p>
      <text:p text:style-name="P1"><text:s text:c="4"/>host: 'bd',</text:p>
      <text:p text:style-name="P1"><text:s text:c="4"/>port: 3306, // Substitua pelo seu número de porta MariaDB</text:p>
      <text:p text:style-name="P1"><text:s text:c="4"/>output: 'silent',</text:p>
      <text:p text:style-name="P1"><text:s text:c="4"/>timeout: 30000</text:p>
      <text:p text:style-name="P1"><text:s text:c="2"/>};</text:p>
      <text:p text:style-name="P1"/>
      <text:p text:style-name="P1"><text:s text:c="2"/>const open = await waitPort(params);</text:p>
      <text:p text:style-name="P1"><text:s text:c="2"/>if(open) {</text:p>
      <text:p text:style-name="P1"><text:s text:c="4"/>console.log('Banco de dados está pronto. Iniciando a aplicação...');</text:p>
      <text:p text:style-name="P1"><text:s text:c="4"/></text:p>
      <text:p text:style-name="P1"><text:s text:c="4"/>const sequelize = new Sequelize(</text:p>
      <text:p text:style-name="P1"><text:s text:c="6"/>process.env.MARIADB_DATABASE,</text:p>
      <text:p text:style-name="P1"><text:s text:c="6"/>process.env.MARIADB_USER,</text:p>
      <text:p text:style-name="P1"><text:s text:c="6"/>process.env.MARIADB_PASSWORD,</text:p>
      <text:p text:style-name="P1"><text:s text:c="6"/>{</text:p>
      <text:p text:style-name="P1"><text:s text:c="10"/>host: 'bd',</text:p>
      <text:p text:style-name="P1"><text:s text:c="10"/>dialect: 'mariadb'</text:p>
      <text:p text:style-name="P1"><text:s text:c="6"/>}</text:p>
      <text:p text:style-name="P1"><text:s text:c="4"/>);</text:p>
      <text:p text:style-name="P1"/>
      <text:p text:style-name="P1"><text:s text:c="4"/>sequelize.authenticate()</text:p>
      <text:p text:style-name="P1"><text:s text:c="6"/>.then(() =&gt; {</text:p>
      <text:p text:style-name="P1"><text:s text:c="8"/>console.log('Conexão com o banco de dados estabelecida com sucesso.');</text:p>
      <text:p text:style-name="P1"><text:s text:c="6"/>})</text:p>
      <text:p text:style-name="P1"><text:soft-page-break/><text:s text:c="6"/>.catch(err =&gt; {</text:p>
      <text:p text:style-name="P1"><text:s text:c="8"/>console.error('Não foi possível conectar ao banco de dados:', err);</text:p>
      <text:p text:style-name="P1"><text:s text:c="6"/>});</text:p>
      <text:p text:style-name="P1"/>
      <text:p text:style-name="P1"><text:s text:c="4"/>return sequelize;</text:p>
      <text:p text:style-name="P1"/>
      <text:p text:style-name="P1"><text:s text:c="2"/>} else {</text:p>
      <text:p text:style-name="P1"><text:s text:c="4"/>console.log('Não foi possível conectar ao banco de dados. Encerrando...');</text:p>
      <text:p text:style-name="P1"><text:s text:c="4"/>process.exit(1);</text:p>
      <text:p text:style-name="P1"><text:s text:c="2"/>}</text:p>
      <text:p text:style-name="P1">};</text:p>
      <text:p text:style-name="P1"/>
      <text:p text:style-name="P1">Admin.js</text:p>
      <text:p text:style-name="P1"/>
      <text:p text:style-name="P1">// models/Admin.js</text:p>
      <text:p text:style-name="P1">const { DataTypes } = require('sequelize');</text:p>
      <text:p text:style-name="P1"/>
      <text:p text:style-name="P1">module.exports = async (sequelize) =&gt; {</text:p>
      <text:p text:style-name="P1"><text:s text:c="4"/>const Admin = sequelize.define('Admin', {</text:p>
      <text:p text:style-name="P1"><text:s text:c="8"/>nome: {</text:p>
      <text:p text:style-name="P1"><text:s text:c="12"/>type: DataTypes.STRING,</text:p>
      <text:p text:style-name="P1"><text:s text:c="12"/>allowNull: false</text:p>
      <text:p text:style-name="P1"><text:s text:c="8"/>},</text:p>
      <text:p text:style-name="P1"><text:s text:c="8"/>senha: {</text:p>
      <text:p text:style-name="P1"><text:s text:c="12"/>type: DataTypes.STRING,</text:p>
      <text:p text:style-name="P1"><text:s text:c="12"/>allowNull: false</text:p>
      <text:p text:style-name="P1"><text:s text:c="8"/>}</text:p>
      <text:p text:style-name="P1"><text:s text:c="4"/>});</text:p>
      <text:p text:style-name="P1"/>
      <text:p text:style-name="P1"><text:s text:c="4"/>// Aguarda a sincronização do modelo com o banco de dados</text:p>
      <text:p text:style-name="P1"><text:s text:c="4"/>await Admin.sync();</text:p>
      <text:p text:style-name="P1"/>
      <text:p text:style-name="P1"><text:s text:c="4"/>return Admin;</text:p>
      <text:p text:style-name="P1">};</text:p>
      <text:p text:style-name="P1"/>
      <text:p text:style-name="P1"/>
      <text:p text:style-name="P1">Cerca.js<text:line-break/><text:line-break/>// Cerca.js</text:p>
      <text:p text:style-name="P1">const { DataTypes } = require('sequelize');</text:p>
      <text:p text:style-name="P1">const getSequelize = require('../lib/database');</text:p>
      <text:p text:style-name="P1"/>
      <text:p text:style-name="P1">module.exports = async function() {</text:p>
      <text:p text:style-name="P1"><text:s text:c="2"/>const sequelize = await getSequelize();</text:p>
      <text:p text:style-name="P1"/>
      <text:p text:style-name="P1"><text:s text:c="2"/>const Cerca = sequelize.define('Cerca', {</text:p>
      <text:p text:style-name="P1"><text:s text:c="6"/>nome: {</text:p>
      <text:p text:style-name="P1"><text:s text:c="10"/>type: DataTypes.STRING,</text:p>
      <text:p text:style-name="P1"><text:s text:c="10"/>allowNull: false</text:p>
      <text:p text:style-name="P1"><text:s text:c="6"/>},</text:p>
      <text:p text:style-name="P1"><text:s text:c="6"/>lado: {</text:p>
      <text:p text:style-name="P1"><text:s text:c="10"/>type: DataTypes.INTEGER,</text:p>
      <text:p text:style-name="P1"><text:soft-page-break/><text:s text:c="10"/>allowNull: false</text:p>
      <text:p text:style-name="P1"><text:s text:c="6"/>}</text:p>
      <text:p text:style-name="P1"><text:s text:c="2"/>}, {});</text:p>
      <text:p text:style-name="P1"/>
      <text:p text:style-name="P1"><text:s text:c="2"/>// Cria as tabelas no banco de dados</text:p>
      <text:p text:style-name="P1"><text:s text:c="2"/>await sequelize.sync();</text:p>
      <text:p text:style-name="P1"/>
      <text:p text:style-name="P1"><text:s text:c="2"/>return Cerca;</text:p>
      <text:p text:style-name="P1">};<text:line-break/><text:line-break/>Index.js</text:p>
      <text:p text:style-name="P1"/>
      <text:p text:style-name="P1"/>
      <text:p text:style-name="P1">const SobreController = require('../controllers/SobreController');</text:p>
      <text:p text:style-name="P1">const express = require('express');</text:p>
      <text:p text:style-name="P1">const router = express.Router();</text:p>
      <text:p text:style-name="P1">const Cerca = require('../lib/Cerca');</text:p>
      <text:p text:style-name="P1">const CercaController = require('../controllers/CercaController');</text:p>
      <text:p text:style-name="P1">const AdminController = require('../controllers/AdminController');</text:p>
      <text:p text:style-name="P1"/>
      <text:p text:style-name="P1">const adminController = new AdminController();</text:p>
      <text:p text:style-name="P1">const sobreController = new SobreController();</text:p>
      <text:p text:style-name="P1">const cercaController = new CercaController();</text:p>
      <text:p text:style-name="P1"/>
      <text:p text:style-name="P1">router.get('/cercas/editar/:id', (req, res) =&gt; {</text:p>
      <text:p text:style-name="P1"><text:s text:c="4"/>const { id } = req.params;</text:p>
      <text:p text:style-name="P1"><text:s text:c="4"/>cercaController.editar(req, res);</text:p>
      <text:p text:style-name="P1">});</text:p>
      <text:p text:style-name="P1"/>
      <text:p text:style-name="P1">// Corrigido: substituído app.get por router.get</text:p>
      <text:p text:style-name="P1">router.get('/admin', (req, res) =&gt; {</text:p>
      <text:p text:style-name="P1"><text:s text:c="4"/>const messages = req.flash();</text:p>
      <text:p text:style-name="P1"><text:s text:c="4"/>res.render('admins', { messages }); // Alterado 'admin' para 'admins'</text:p>
      <text:p text:style-name="P1">});</text:p>
      <text:p text:style-name="P1"/>
      <text:p text:style-name="P1">router.get('/admin/create', (req, res) =&gt; res.render('criar_admin'));</text:p>
      <text:p text:style-name="P1">router.get('/admin/login', (req, res) =&gt; adminController.showLoginForm(req, res)); // Adicionado</text:p>
      <text:p text:style-name="P1">router.post('/admin/login', (req, res) =&gt; adminController.login(req, res));</text:p>
      <text:p text:style-name="P1">router.get('/admin', (req, res) =&gt; adminController.list(req, res)); // Modificado</text:p>
      <text:p text:style-name="P1">router.get('/admins', (req, res) =&gt; adminController.list(req, res));</text:p>
      <text:p text:style-name="P1">router.post('/cercas', (req, res) =&gt; cercaController.create(req, res));</text:p>
      <text:p text:style-name="P1">router.get('/cercas', (req, res) =&gt; cercaController.list(req, res));</text:p>
      <text:p text:style-name="P1">router.put('/cercas/:id', (req, res) =&gt; cercaController.update(req, res));</text:p>
      <text:p text:style-name="P1">router.delete('/cercas/:id', (req, res) =&gt; cercaController.delete(req, res));</text:p>
      <text:p text:style-name="P1">router.get('/cercas/:id', (req, res) =&gt; cercaController.getById(req, res));</text:p>
      <text:p text:style-name="P1">router.get('/', (req, res) =&gt; res.render('index'));</text:p>
      <text:p text:style-name="P1">router.get('/index', (req, res) =&gt; res.redirect('/'));</text:p>
      <text:p text:style-name="P1">router.get('/sobre', (req, res) =&gt; sobreController.index(req, res));</text:p>
      <text:p text:style-name="P1">router.get('/resposta', (req, res) =&gt; {</text:p>
      <text:p text:style-name="P1"><text:s text:c="4"/>const { nome, lado, id } = req.query;</text:p>
      <text:p text:style-name="P1"><text:s text:c="4"/>const cerca = new Cerca(nome, lado, id);</text:p>
      <text:p text:style-name="P1"><text:s text:c="4"/>res.render('resposta', { area: cerca.area() });</text:p>
      <text:p text:style-name="P1"><text:soft-page-break/>});</text:p>
      <text:p text:style-name="P1"/>
      <text:p text:style-name="P1">module.exports = router;</text:p>
      <text:p text:style-name="P1"/>
      <text:p text:style-name="P1"/>
      <text:p text:style-name="P13"><text:span text:style-name="T2">jwt.js<text:line-break/><text:line-break/></text:span><text:span text:style-name="T9">// utils/jwt.js</text:span></text:p>
      <text:p text:style-name="P11"><text:span text:style-name="T3">const</text:span> <text:span text:style-name="T4">jwt</text:span> <text:span text:style-name="T5">=</text:span> <text:span text:style-name="T6">require</text:span>(<text:span text:style-name="T7">'jsonwebtoken'</text:span>);</text:p>
      <text:p text:style-name="P11"><text:span text:style-name="T3">const</text:span> <text:span text:style-name="T4">SECRET_KEY</text:span> <text:span text:style-name="T5">=</text:span> <text:span text:style-name="T7">'your-secret-key'</text:span>; <text:span text:style-name="T8">// Substitua por sua própria chave secreta</text:span></text:p>
      <text:p text:style-name="P12"/>
      <text:p text:style-name="P11"><text:span text:style-name="T3">function</text:span> <text:span text:style-name="T6">generateToken</text:span>(<text:span text:style-name="T10">payload</text:span>) {</text:p>
      <text:p text:style-name="P11"><text:span text:style-name="T11">return</text:span> <text:span text:style-name="T10">jwt</text:span>.<text:span text:style-name="T6">sign</text:span>(<text:span text:style-name="T10">payload</text:span>, <text:span text:style-name="T4">SECRET_KEY</text:span>, { <text:span text:style-name="T10">expiresIn:</text:span> <text:span text:style-name="T7">'1h'</text:span> });</text:p>
      <text:p text:style-name="P11">}</text:p>
      <text:p text:style-name="P12"/>
      <text:p text:style-name="P11"><text:span text:style-name="T3">function</text:span> <text:span text:style-name="T6">verifyToken</text:span>(<text:span text:style-name="T10">token</text:span>) {</text:p>
      <text:p text:style-name="P11"><text:span text:style-name="T11">try</text:span> {</text:p>
      <text:p text:style-name="P11"><text:span text:style-name="T11">return</text:span> <text:span text:style-name="T10">jwt</text:span>.<text:span text:style-name="T6">verify</text:span>(<text:span text:style-name="T10">token</text:span>, <text:span text:style-name="T4">SECRET_KEY</text:span>);</text:p>
      <text:p text:style-name="P11">} <text:span text:style-name="T11">catch</text:span> (<text:span text:style-name="T10">e</text:span>) {</text:p>
      <text:p text:style-name="P11"><text:span text:style-name="T11">return</text:span> <text:span text:style-name="T3">null</text:span>;</text:p>
      <text:p text:style-name="P11">}</text:p>
      <text:p text:style-name="P11">}</text:p>
      <text:p text:style-name="P12"/>
      <text:p text:style-name="P11"><text:span text:style-name="T12">module</text:span>.<text:span text:style-name="T12">exports</text:span> <text:span text:style-name="T5">=</text:span> { <text:span text:style-name="T6">generateToken</text:span>, <text:span text:style-name="T6">verifyToken</text:span> };</text:p>
      <text:p text:style-name="P10"/>
      <text:p text:style-name="P1"/>
      <text:p text:style-name="P1"/>
      <text:p text:style-name="P1">admins.ejs</text:p>
      <text:p text:style-name="P1"/>
      <text:p text:style-name="P1">&lt;!DOCTYPE html&gt;</text:p>
      <text:p text:style-name="P1">&lt;html&gt;</text:p>
      <text:p text:style-name="P1">&lt;head&gt;</text:p>
      <text:p text:style-name="P1"><text:s text:c="4"/>&lt;title&gt;Admin&lt;/title&gt;</text:p>
      <text:p text:style-name="P1">&lt;/head&gt;</text:p>
      <text:p text:style-name="P1">&lt;body&gt;</text:p>
      <text:p text:style-name="P1"><text:s text:c="4"/>&lt;%- include('/home/node/app/views/cabecalho.ejs') %&gt;</text:p>
      <text:p text:style-name="P1"><text:s text:c="4"/>&lt;h1&gt;Admin&lt;/h1&gt;</text:p>
      <text:p text:style-name="P1"><text:s text:c="4"/>&lt;% if (messages.success) { %&gt;</text:p>
      <text:p text:style-name="P1"><text:s text:c="8"/>&lt;div class="alert alert-success"&gt;</text:p>
      <text:p text:style-name="P1"><text:s text:c="12"/>&lt;%= messages.success %&gt;</text:p>
      <text:p text:style-name="P1"><text:s text:c="8"/>&lt;/div&gt;</text:p>
      <text:p text:style-name="P1"><text:s text:c="4"/>&lt;% } %&gt;</text:p>
      <text:p text:style-name="P1"><text:s text:c="4"/>&lt;form action="/admin/login" method="post"&gt;</text:p>
      <text:p text:style-name="P1"><text:s text:c="8"/>&lt;label for="nome"&gt;Nome:&lt;/label&gt;</text:p>
      <text:p text:style-name="P1"><text:s text:c="8"/>&lt;input type="text" id="nome" name="nome"&gt;</text:p>
      <text:p text:style-name="P1"><text:s text:c="8"/>&lt;label for="senha"&gt;Senha:&lt;/label&gt;</text:p>
      <text:p text:style-name="P1"><text:s text:c="8"/>&lt;input type="password" id="senha" name="senha"&gt;</text:p>
      <text:p text:style-name="P1"><text:s text:c="8"/>&lt;input type="submit" value="Login"&gt;</text:p>
      <text:p text:style-name="P1"><text:s text:c="4"/>&lt;/form&gt;</text:p>
      <text:p text:style-name="P1">&lt;/body&gt;</text:p>
      <text:p text:style-name="P1">&lt;/html&gt;</text:p>
      <text:p text:style-name="P3"/>
      <text:p text:style-name="P3"><text:soft-page-break/></text:p>
      <text:p text:style-name="P1">cabecalho.ejs</text:p>
      <text:p text:style-name="P1"/>
      <text:p text:style-name="P1"/>
      <text:p text:style-name="P1">&lt;nav&gt;</text:p>
      <text:p text:style-name="P1"><text:s text:c="4"/>&lt;ul&gt;</text:p>
      <text:p text:style-name="P1"><text:s text:c="8"/>&lt;li&gt;&lt;a href="/admin/login"&gt;Login&lt;/a&gt;&lt;/li&gt;</text:p>
      <text:p text:style-name="P1"><text:s text:c="8"/>&lt;li&gt;&lt;a href="/index"&gt;Início&lt;/a&gt;&lt;/li&gt;</text:p>
      <text:p text:style-name="P1"><text:s text:c="8"/>&lt;li&gt;&lt;a href="/sobre"&gt;Sobre&lt;/a&gt;&lt;/li&gt;</text:p>
      <text:p text:style-name="P1"><text:s text:c="8"/>&lt;li&gt;&lt;a href="/cercas"&gt;Cercas&lt;/a&gt;&lt;/li&gt;</text:p>
      <text:p text:style-name="P1"><text:s text:c="8"/>&lt;li&gt;&lt;a href="/admins"&gt;Admins&lt;/a&gt;&lt;/li&gt;</text:p>
      <text:p text:style-name="P1"><text:s text:c="8"/>&lt;li&gt;&lt;a href="/admin/create"&gt;Criar Admin&lt;/a&gt;&lt;/li&gt; </text:p>
      <text:p text:style-name="P1"><text:s text:c="4"/>&lt;/ul&gt;</text:p>
      <text:p text:style-name="P1">&lt;/nav&gt;</text:p>
      <text:p text:style-name="P1"/>
      <text:p text:style-name="P1"/>
      <text:p text:style-name="P1"/>
      <text:p text:style-name="P4"><text:line-break/></text:p>
      <text:p text:style-name="P2">cercas.ejs</text:p>
      <text:p text:style-name="P2"/>
      <text:p text:style-name="P2"/>
      <text:p text:style-name="P2"/>
      <text:p text:style-name="P4">&lt;!DOCTYPE html&gt;</text:p>
      <text:p text:style-name="P4">&lt;html&gt;</text:p>
      <text:p text:style-name="P4">&lt;head&gt;</text:p>
      <text:p text:style-name="P4"><text:s text:c="4"/>&lt;title&gt;Cercas&lt;/title&gt;</text:p>
      <text:p text:style-name="P4">&lt;/head&gt;</text:p>
      <text:p text:style-name="P4">&lt;body&gt;</text:p>
      <text:p text:style-name="P4"><text:s text:c="4"/>&lt;%- include('/home/node/app/views/cabecalho.ejs') %&gt;</text:p>
      <text:p text:style-name="P4"><text:s text:c="4"/>&lt;h1&gt;Cercas&lt;/h1&gt;</text:p>
      <text:p text:style-name="P4"><text:s text:c="4"/>&lt;% if (messages &amp;&amp; messages.success) { %&gt;</text:p>
      <text:p text:style-name="P4"><text:s text:c="8"/>&lt;div class="alert alert-success"&gt;</text:p>
      <text:p text:style-name="P4"><text:s text:c="12"/>&lt;%= messages.success %&gt;</text:p>
      <text:p text:style-name="P4"><text:s text:c="8"/>&lt;/div&gt;</text:p>
      <text:p text:style-name="P4"><text:s text:c="4"/>&lt;% } %&gt;</text:p>
      <text:p text:style-name="P4"><text:s text:c="4"/>&lt;ul&gt;</text:p>
      <text:p text:style-name="P4"><text:s text:c="8"/>&lt;% cercas.forEach(function(cerca) { %&gt;</text:p>
      <text:p text:style-name="P4"><text:s text:c="12"/>&lt;li&gt;</text:p>
      <text:p text:style-name="P4"><text:s text:c="16"/>&lt;h2&gt;&lt;%= cerca.nome %&gt;&lt;/h2&gt;</text:p>
      <text:p text:style-name="P4"><text:s text:c="16"/>&lt;p&gt;Área: &lt;%= cerca.area %&gt;&lt;/p&gt;</text:p>
      <text:p text:style-name="P4"><text:s text:c="16"/>&lt;p&gt;&lt;%= cerca.area &gt; 100 ? 'Grande' : 'Pequena' %&gt;&lt;/p&gt;</text:p>
      <text:p text:style-name="P4"><text:s text:c="16"/>&lt;button onclick="location.href='/cercas/editar/&lt;%= cerca.id %&gt;'"&gt;Editar&lt;/button&gt;</text:p>
      <text:p text:style-name="P4"><text:s text:c="16"/>&lt;form action="/cercas/&lt;%= cerca.id %&gt;?_method=DELETE" method="POST"&gt;</text:p>
      <text:p text:style-name="P4"><text:s text:c="20"/>&lt;input type="submit" value="Excluir"&gt;</text:p>
      <text:p text:style-name="P4"><text:s text:c="16"/>&lt;/form&gt;</text:p>
      <text:p text:style-name="P4"><text:s text:c="12"/>&lt;/li&gt;</text:p>
      <text:p text:style-name="P4"><text:s text:c="8"/>&lt;% }); %&gt;</text:p>
      <text:p text:style-name="P4"><text:s text:c="4"/>&lt;/ul&gt;</text:p>
      <text:p text:style-name="P4">&lt;/body&gt;</text:p>
      <text:p text:style-name="P4">&lt;/html&gt;</text:p>
      <text:p text:style-name="P4"/>
      <text:p text:style-name="P4"><text:soft-page-break/></text:p>
      <text:p text:style-name="P2">criar_admin.ejs<text:line-break/><text:line-break/>&lt;!DOCTYPE html&gt;</text:p>
      <text:p text:style-name="P2">&lt;html&gt;</text:p>
      <text:p text:style-name="P2">&lt;head&gt;</text:p>
      <text:p text:style-name="P2"><text:s text:c="4"/>&lt;title&gt;Criar Admin&lt;/title&gt;</text:p>
      <text:p text:style-name="P2">&lt;/head&gt;</text:p>
      <text:p text:style-name="P2">&lt;body&gt;</text:p>
      <text:p text:style-name="P2"><text:s text:c="4"/>&lt;%- include('/home/node/app/views/cabecalho.ejs') %&gt;</text:p>
      <text:p text:style-name="P2"><text:s text:c="4"/>&lt;h1&gt;Criar Admin&lt;/h1&gt;</text:p>
      <text:p text:style-name="P2"><text:s text:c="4"/>&lt;form action="/admin" method="post"&gt;</text:p>
      <text:p text:style-name="P2"><text:s text:c="8"/>&lt;label for="nome"&gt;Nome:&lt;/label&gt;</text:p>
      <text:p text:style-name="P2"><text:s text:c="8"/>&lt;input type="text" id="nome" name="nome"&gt;</text:p>
      <text:p text:style-name="P2"><text:s text:c="8"/>&lt;label for="senha"&gt;Senha:&lt;/label&gt;</text:p>
      <text:p text:style-name="P2"><text:s text:c="8"/>&lt;input type="password" id="senha" name="senha"&gt;</text:p>
      <text:p text:style-name="P2"><text:s text:c="8"/>&lt;input type="submit" value="Criar"&gt;</text:p>
      <text:p text:style-name="P2"><text:s text:c="4"/>&lt;/form&gt;</text:p>
      <text:p text:style-name="P2">&lt;/body&gt;</text:p>
      <text:p text:style-name="P2">&lt;/html&gt;</text:p>
      <text:p text:style-name="P2"/>
      <text:p text:style-name="P2"/>
      <text:p text:style-name="P2">editar.ejs</text:p>
      <text:p text:style-name="P2"/>
      <text:p text:style-name="P2">&lt;!DOCTYPE html&gt;</text:p>
      <text:p text:style-name="P2">&lt;html&gt;</text:p>
      <text:p text:style-name="P2">&lt;head&gt;</text:p>
      <text:p text:style-name="P2"><text:s text:c="4"/>&lt;title&gt;Editar Cerca&lt;/title&gt;</text:p>
      <text:p text:style-name="P2">&lt;/head&gt;</text:p>
      <text:p text:style-name="P2">&lt;body&gt;</text:p>
      <text:p text:style-name="P2"><text:s text:c="4"/>&lt;%- include('/home/node/app/views/cabecalho.ejs') %&gt;</text:p>
      <text:p text:style-name="P2"><text:s text:c="4"/>&lt;h1&gt;Editar Cerca&lt;/h1&gt;</text:p>
      <text:p text:style-name="P2"><text:s text:c="4"/>&lt;form action="/cercas/&lt;%= cerca.id %&gt;?_method=PUT" method="POST"&gt;</text:p>
      <text:p text:style-name="P2"><text:s text:c="8"/>&lt;input type="hidden" name="id" value="&lt;%= cerca.id %&gt;"&gt;</text:p>
      <text:p text:style-name="P2"><text:s text:c="8"/>&lt;label for="nome"&gt;Nome:&lt;/label&gt;</text:p>
      <text:p text:style-name="P2"><text:s text:c="8"/>&lt;input type="text" id="nome" name="nome" value="&lt;%= cerca.nome %&gt;"&gt;</text:p>
      <text:p text:style-name="P2"><text:s text:c="8"/>&lt;label for="lado"&gt;Lado:&lt;/label&gt;</text:p>
      <text:p text:style-name="P2"><text:s text:c="8"/>&lt;input type="number" id="lado" name="lado" value="&lt;%= cerca.lado %&gt;"&gt;</text:p>
      <text:p text:style-name="P2"><text:s text:c="8"/>&lt;button type="submit"&gt;Salvar&lt;/button&gt;</text:p>
      <text:p text:style-name="P2"><text:s text:c="4"/>&lt;/form&gt;</text:p>
      <text:p text:style-name="P2">&lt;/body&gt;</text:p>
      <text:p text:style-name="P2">&lt;/html&gt;</text:p>
      <text:p text:style-name="P2"/>
      <text:p text:style-name="P2"/>
      <text:p text:style-name="P2">index.ejs</text:p>
      <text:p text:style-name="P2"/>
      <text:p text:style-name="P2"/>
      <text:p text:style-name="P2">&lt;!DOCTYPE html&gt;</text:p>
      <text:p text:style-name="P2">&lt;html&gt;</text:p>
      <text:p text:style-name="P2">&lt;head&gt;</text:p>
      <text:p text:style-name="P2"><text:s text:c="4"/>&lt;title&gt;Página Inicial&lt;/title&gt;</text:p>
      <text:p text:style-name="P2">&lt;/head&gt;</text:p>
      <text:p text:style-name="P2"><text:soft-page-break/>&lt;body&gt;</text:p>
      <text:p text:style-name="P2"><text:s text:c="4"/>&lt;%- include('/home/node/app/views/cabecalho.ejs') %&gt;</text:p>
      <text:p text:style-name="P2"><text:s text:c="4"/>&lt;h1&gt;Página Inicial&lt;/h1&gt;</text:p>
      <text:p text:style-name="P2"><text:s text:c="4"/>&lt;p&gt;Calcule a Área de uma cerca em forma de triacontagono. Se a Área for maior que 200 metros quadrados, É uma cerca grande. Se for menor que 200 metros quadrados, É uma cerca pequena.&lt;/p&gt;</text:p>
      <text:p text:style-name="P2"><text:s text:c="4"/>&lt;h2&gt;Digite abaixo os dados:&lt;/h2&gt;</text:p>
      <text:p text:style-name="P2"><text:s text:c="4"/>&lt;form action="/cercas" method="post"&gt;</text:p>
      <text:p text:style-name="P2"><text:s text:c="8"/>&lt;label for="nome"&gt;Nome:&lt;/label&gt;&lt;br&gt;</text:p>
      <text:p text:style-name="P2"><text:s text:c="8"/>&lt;input type="text" id="nome" name="nome"&gt;&lt;br&gt;</text:p>
      <text:p text:style-name="P2"><text:s text:c="8"/>&lt;label for="lado"&gt;Lado:&lt;/label&gt;&lt;br&gt;</text:p>
      <text:p text:style-name="P2"><text:s text:c="8"/>&lt;input type="number" id="lado" name="lado"&gt;&lt;br&gt;</text:p>
      <text:p text:style-name="P2"><text:s text:c="8"/>&lt;input type="submit" value="Calcular"&gt;</text:p>
      <text:p text:style-name="P2"><text:s text:c="4"/>&lt;/form&gt;</text:p>
      <text:p text:style-name="P2">&lt;/body&gt;</text:p>
      <text:p text:style-name="P2">&lt;/html&gt;</text:p>
      <text:p text:style-name="P2"/>
      <text:p text:style-name="P2"/>
      <text:p text:style-name="P2">login.ejs</text:p>
      <text:p text:style-name="P2"/>
      <text:p text:style-name="P2"/>
      <text:p text:style-name="P2">&lt;% if (messages.success) { %&gt;</text:p>
      <text:p text:style-name="P2"><text:s text:c="4"/>&lt;div class="alert alert-success"&gt;</text:p>
      <text:p text:style-name="P2"><text:s text:c="8"/>&lt;%= messages.success %&gt;</text:p>
      <text:p text:style-name="P2"><text:s text:c="4"/>&lt;/div&gt;</text:p>
      <text:p text:style-name="P2">&lt;% } %&gt;</text:p>
      <text:p text:style-name="P2"/>
      <text:p text:style-name="P2"/>
      <text:p text:style-name="P2">resposta.ejs</text:p>
      <text:p text:style-name="P2"/>
      <text:p text:style-name="P2">&lt;!DOCTYPE html&gt;</text:p>
      <text:p text:style-name="P2">&lt;html&gt;</text:p>
      <text:p text:style-name="P2">&lt;head&gt;</text:p>
      <text:p text:style-name="P2"><text:s text:c="4"/>&lt;title&gt;Resposta&lt;/title&gt;</text:p>
      <text:p text:style-name="P2">&lt;/head&gt;</text:p>
      <text:p text:style-name="P2">&lt;body&gt;</text:p>
      <text:p text:style-name="P2"><text:s text:c="4"/>&lt;%- include('/home/node/app/views/cabecalho.ejs') %&gt;</text:p>
      <text:p text:style-name="P2"><text:s text:c="4"/>&lt;h1&gt;Resultado&lt;/h1&gt;</text:p>
      <text:p text:style-name="P2"><text:s text:c="4"/>&lt;p&gt;A área da cerca é: &lt;%= area %&gt; metros quadrados.&lt;/p&gt;</text:p>
      <text:p text:style-name="P2"><text:s text:c="4"/>&lt;p&gt;A cerca é &lt;%= area &gt; 200 ? 'grande' : 'pequena' %&gt;.&lt;/p&gt;</text:p>
      <text:p text:style-name="P2">&lt;/body&gt;</text:p>
      <text:p text:style-name="P2">&lt;/html&gt;</text:p>
      <text:p text:style-name="P2"/>
      <text:p text:style-name="P2"/>
      <text:p text:style-name="P2">sobre.ejs</text:p>
      <text:p text:style-name="P2"/>
      <text:p text:style-name="P2"/>
      <text:p text:style-name="P2">&lt;!DOCTYPE html&gt;</text:p>
      <text:p text:style-name="P2">&lt;html lang="pt-BR"&gt;</text:p>
      <text:p text:style-name="P2"><text:s text:c="4"/>&lt;head&gt;</text:p>
      <text:p text:style-name="P2"><text:s text:c="8"/>&lt;meta charset="UTF-8"&gt;</text:p>
      <text:p text:style-name="P2"><text:s text:c="4"/>&lt;/head&gt;</text:p>
      <text:p text:style-name="P2"><text:soft-page-break/><text:s text:c="4"/>&lt;body&gt;</text:p>
      <text:p text:style-name="P2"><text:s text:c="8"/>&lt;%- include('/home/node/app/views/cabecalho.ejs') %&gt;</text:p>
      <text:p text:style-name="P2"><text:s text:c="8"/>&lt;h1&gt;&lt;%= nome %&gt;&lt;/h1&gt;</text:p>
      <text:p text:style-name="P2"><text:s text:c="8"/>&lt;section&gt;</text:p>
      <text:p text:style-name="P2"><text:s text:c="12"/>&lt;h1&gt;Formações&lt;/h1&gt;</text:p>
      <text:p text:style-name="P2"><text:s text:c="12"/>&lt;ul&gt;</text:p>
      <text:p text:style-name="P2"><text:s text:c="16"/>&lt;% for (let formacao of formacoes) { %&gt;</text:p>
      <text:p text:style-name="P2"><text:s text:c="20"/>&lt;li&gt;&lt;%= formacao %&gt;&lt;/li&gt;</text:p>
      <text:p text:style-name="P2"><text:s text:c="16"/>&lt;% } %&gt;</text:p>
      <text:p text:style-name="P2"><text:s text:c="12"/>&lt;/ul&gt;</text:p>
      <text:p text:style-name="P2"><text:s text:c="8"/>&lt;/section&gt;</text:p>
      <text:p text:style-name="P2"><text:s text:c="8"/>&lt;section&gt;</text:p>
      <text:p text:style-name="P2"><text:s text:c="12"/>&lt;h1&gt;Experiências profissionais&lt;/h1&gt;</text:p>
      <text:p text:style-name="P2"><text:s text:c="12"/>&lt;ul&gt;</text:p>
      <text:p text:style-name="P2"><text:s text:c="16"/>&lt;% for (let experiencia of experiencias) { %&gt;</text:p>
      <text:p text:style-name="P2"><text:s text:c="20"/>&lt;li&gt;&lt;%= experiencia %&gt;&lt;/li&gt;</text:p>
      <text:p text:style-name="P2"><text:s text:c="16"/>&lt;% } %&gt;</text:p>
      <text:p text:style-name="P2"><text:s text:c="12"/>&lt;/ul&gt;</text:p>
      <text:p text:style-name="P2"><text:s text:c="8"/>&lt;/section&gt;</text:p>
      <text:p text:style-name="P2"><text:s text:c="4"/>&lt;/body&gt;</text:p>
      <text:p text:style-name="P2">&lt;/html&gt;</text:p>
      <text:p text:style-name="P2"/>
      <text:p text:style-name="P2"/>
      <text:p text:style-name="P2">app.js</text:p>
      <text:p text:style-name="P2"/>
      <text:p text:style-name="P2">const express = require('express');</text:p>
      <text:p text:style-name="P2">const app = express();</text:p>
      <text:p text:style-name="P2">const path = require('path');</text:p>
      <text:p text:style-name="P2">const router = require('./routes/index');</text:p>
      <text:p text:style-name="P2">const session = require('express-session');</text:p>
      <text:p text:style-name="P2">const flash = require('connect-flash');</text:p>
      <text:p text:style-name="P2">const methodOverride = require('method-override');</text:p>
      <text:p text:style-name="P2"/>
      <text:p text:style-name="P2">app.use(methodOverride('_method'));</text:p>
      <text:p text:style-name="P2">app.use(session({</text:p>
      <text:p text:style-name="P2"><text:s text:c="4"/>secret: 'sua chave secreta',</text:p>
      <text:p text:style-name="P2"><text:s text:c="4"/>resave: false,</text:p>
      <text:p text:style-name="P2"><text:s text:c="4"/>saveUninitialized: true,</text:p>
      <text:p text:style-name="P2"><text:s text:c="4"/>cookie: { maxAge: 60000 }</text:p>
      <text:p text:style-name="P2">}));</text:p>
      <text:p text:style-name="P2"/>
      <text:p text:style-name="P2">app.use(flash());</text:p>
      <text:p text:style-name="P2"/>
      <text:p text:style-name="P2">app.use((req, res, next) =&gt; {</text:p>
      <text:p text:style-name="P2"><text:s text:c="4"/>res.locals.messages = req.session.messages;</text:p>
      <text:p text:style-name="P2"><text:s text:c="4"/>delete req.session.messages;</text:p>
      <text:p text:style-name="P2"><text:s text:c="4"/>next();</text:p>
      <text:p text:style-name="P2">});</text:p>
      <text:p text:style-name="P2"/>
      <text:p text:style-name="P2">app.set('view engine', 'ejs');</text:p>
      <text:p text:style-name="P2">app.set('views', path.join(__dirname, 'views'));</text:p>
      <text:p text:style-name="P2"/>
      <text:p text:style-name="P2"><text:soft-page-break/>app.use(express.json());</text:p>
      <text:p text:style-name="P2">app.use(express.urlencoded({ extended: true }));</text:p>
      <text:p text:style-name="P2"/>
      <text:p text:style-name="P2">app.use((req, res, next) =&gt; {</text:p>
      <text:p text:style-name="P2"><text:s text:c="4"/>console.log(`[${new Date().toLocaleString('pt-BR', { timeZone: 'America/Sao_Paulo' })}] ${req.method} to ${req.url}`);</text:p>
      <text:p text:style-name="P2"><text:s text:c="4"/>next();</text:p>
      <text:p text:style-name="P2">});</text:p>
      <text:p text:style-name="P2"/>
      <text:p text:style-name="P2">app.use('/', router);</text:p>
      <text:p text:style-name="P2"/>
      <text:p text:style-name="P2">app.use((req, res, next) =&gt; {</text:p>
      <text:p text:style-name="P2"><text:s text:c="4"/>res.status(404).send('Página não encontrada');</text:p>
      <text:p text:style-name="P2">});</text:p>
      <text:p text:style-name="P2"/>
      <text:p text:style-name="P2">app.listen(3000, () =&gt; console.log('Servidor rodando na porta 3000'));</text:p>
      <text:p text:style-name="P2"/>
      <text:p text:style-name="P2"/>
      <text:p text:style-name="P2">setup.sql</text:p>
      <text:p text:style-name="P2"/>
      <text:p text:style-name="P2">CREATE TABLE papeis (</text:p>
      <text:p text:style-name="P2"><text:s text:c="4"/>id INT PRIMARY KEY AUTO_INCREMENT,</text:p>
      <text:p text:style-name="P2"><text:s text:c="4"/>nome VARCHAR(45)</text:p>
      <text:p text:style-name="P2">);</text:p>
      <text:p text:style-name="P2">CREATE TABLE usuarios (</text:p>
      <text:p text:style-name="P2"><text:s text:c="4"/>id INT PRIMARY KEY AUTO_INCREMENT,</text:p>
      <text:p text:style-name="P2"><text:s text:c="4"/>nome VARCHAR(45),</text:p>
      <text:p text:style-name="P2"><text:s text:c="4"/>senha VARCHAR(45),</text:p>
      <text:p text:style-name="P2"><text:s text:c="4"/>id_papel INT,</text:p>
      <text:p text:style-name="P2"><text:s text:c="4"/>FOREIGN KEY (id_papel) REFERENCES papeis(id)</text:p>
      <text:p text:style-name="P2">);</text:p>
      <text:p text:style-name="P2">CREATE TABLE cercas (</text:p>
      <text:p text:style-name="P2"><text:s text:c="4"/>id INT PRIMARY KEY AUTO_INCREMENT,</text:p>
      <text:p text:style-name="P2"><text:s text:c="4"/>nome VARCHAR(45),</text:p>
      <text:p text:style-name="P2"><text:s text:c="4"/>lado VARCHAR(45)</text:p>
      <text:p text:style-name="P2">);</text:p>
      <text:p text:style-name="P2"/>
      <text:p text:style-name="P2"/>
      <text:p text:style-name="P2">.env</text:p>
      <text:p text:style-name="P2"/>
      <text:p text:style-name="P2"/>
      <text:p text:style-name="P2">MYSQL_ROOT_PASSWORD=admin<text:line-break/>MARIADB_DATABASE=atividade<text:line-break/>MARIADB_USER=george<text:line-break/>MARIADB_PASSWORD=george123<text:line-break/>SEGREDO_JWT=d367ec6ce788f25f51e3749cde3925cfae17a67d28ceafcfd8f08ef9b3c21be4</text:p>
      <text:p text:style-name="P2"/>
      <text:p text:style-name="P2"/>
      <text:p text:style-name="P2"/>
      <text:p text:style-name="P5">addUser.js</text:p>
      <text:p text:style-name="P5"/>
      <text:p text:style-name="P5"/>
      <text:p text:style-name="P5"><text:soft-page-break/>const getAdminController = require('./controllers/AdminController');</text:p>
      <text:p text:style-name="P5"/>
      <text:p text:style-name="P5">// Função para adicionar um usuário</text:p>
      <text:p text:style-name="P5">async function addUser(adminController) {</text:p>
      <text:p text:style-name="P5"><text:s text:c="4"/>// Define os detalhes do usuário</text:p>
      <text:p text:style-name="P5"><text:s text:c="4"/>const userDetails = {</text:p>
      <text:p text:style-name="P5"><text:s text:c="8"/>body: {</text:p>
      <text:p text:style-name="P5"><text:s text:c="12"/>nome: 'George',</text:p>
      <text:p text:style-name="P5"><text:s text:c="12"/>senha: '123456'</text:p>
      <text:p text:style-name="P5"><text:s text:c="8"/>}</text:p>
      <text:p text:style-name="P5"><text:s text:c="4"/>};</text:p>
      <text:p text:style-name="P5"/>
      <text:p text:style-name="P5"><text:s text:c="4"/>// Define uma resposta falsa</text:p>
      <text:p text:style-name="P5"><text:s text:c="4"/>const fakeRes = {</text:p>
      <text:p text:style-name="P5"><text:s text:c="8"/>redirect: () =&gt; {}</text:p>
      <text:p text:style-name="P5"><text:s text:c="4"/>};</text:p>
      <text:p text:style-name="P5"/>
      <text:p text:style-name="P5"><text:s text:c="4"/>// Tenta criar o usuário</text:p>
      <text:p text:style-name="P5"><text:s text:c="4"/>try {</text:p>
      <text:p text:style-name="P5"><text:s text:c="8"/>await adminController.create(userDetails, fakeRes);</text:p>
      <text:p text:style-name="P5"><text:s text:c="8"/>console.log('Usuário criado com sucesso');</text:p>
      <text:p text:style-name="P5"><text:s text:c="4"/>} catch (error) {</text:p>
      <text:p text:style-name="P5"><text:s text:c="8"/>console.error('Erro ao criar usuário:', error);</text:p>
      <text:p text:style-name="P5"><text:s text:c="4"/>}</text:p>
      <text:p text:style-name="P5">}</text:p>
      <text:p text:style-name="P5"/>
      <text:p text:style-name="P5">// Obtém a instância do AdminController e chama a função para adicionar o usuário</text:p>
      <text:p text:style-name="P5">getAdminController().then(adminController =&gt; {</text:p>
      <text:p text:style-name="P5"><text:s text:c="4"/>addUser(adminController);</text:p>
      <text:p text:style-name="P5">});</text:p>
      <text:p text:style-name="P5"/>
      <text:p text:style-name="P5"/>
      <text:p text:style-name="P5"/>
      <text:p text:style-name="P9"><text:span text:style-name="T1">Utilizando o JWT e Passport<text:line-break/><text:line-break/></text:span>Configure um segredo para a sua aplicação.</text:p>
      <text:list xml:id="list2087600267" text:style-name="L2">
        <text:list-item>
          <text:p text:style-name="P14">Crie um formulário para login.</text:p>
        </text:list-item>
      </text:list>
      <text:list xml:id="list2712167561" text:style-name="L3">
        <text:list-item>
          <text:p text:style-name="P15"><text:bookmark text:name="yui_3_17_2_1_1710342663481_57"/>Crie uma função que receba nome de usuário e senha, procure na lista de administradores e devolva o usuário ou devolva nulo, caso não encontre.</text:p>
        </text:list-item>
      </text:list>
      <text:list xml:id="list3813960689" text:style-name="L4">
        <text:list-item>
          <text:p text:style-name="P16">Crie uma função para gerar um token JWT a partir dos dados de um usuário.</text:p>
        </text:list-item>
      </text:list>
      <text:list xml:id="list1904200271" text:style-name="L5">
        <text:list-item>
          <text:p text:style-name="P17">Crie um controlador para realizar o login. Receba da requisição o nome de usuário e senha, verifique se o usuário existe, crie um token com as informações do usuário e devolva como resposta. Em caso de erro, devolva o erro com um status HTTP adequado.</text:p>
        </text:list-item>
      </text:list>
      <text:list xml:id="list4210779909" text:style-name="L6">
        <text:list-item>
          <text:p text:style-name="P18">Implemente uma função de autenticação que recupera o token de um cabeçalho “authorization” e verifica a validade da sessão do usuário antes de processar as requisições. </text:p>
        </text:list-item>
      </text:list>
      <text:list xml:id="list2436692049" text:style-name="L7">
        <text:list-item>
          <text:p text:style-name="P19">Modifique as rotas da API para exigir autenticação antes de permitir a adição e a listagem de tarefas.</text:p>
        </text:list-item>
      </text:list>
      <text:list xml:id="list3384707250" text:style-name="L8">
        <text:list-item>
          <text:p text:style-name="P20">Ao acessar uma rota proibida, deve ser redirecionado para a página de login.</text:p>
        </text:list-item>
      </text:list>
      <text:list xml:id="list3733755371" text:style-name="L9">
        <text:list-item>
          <text:p text:style-name="P21">Ao logar, deve voltar para a rota anterior.</text:p>
        </text:list-item>
      </text:list>
      <text:list xml:id="list2642996928" text:style-name="L10">
        <text:list-item>
          <text:p text:style-name="P22">Mostre uma página de erro customizada para os status 404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07:36:25.231000000</meta:creation-date>
    <dc:date>2024-03-13T12:32:17.983609676</dc:date>
    <meta:editing-duration>PT25M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4" meta:paragraph-count="565" meta:word-count="1880" meta:character-count="17292" meta:non-whitespace-character-count="13508"/>
  </office:meta>
</office:document-meta>
</file>